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.5secshortmove" table:style-name="ta1">
        <table:shapes>
          <draw:frame draw:z-index="0" draw:style-name="gr1" draw:text-style-name="P1" svg:width="6.3063in" svg:height="3.5453in" svg:x="4.5075in" svg:y="0.0209in">
            <draw:object draw:notify-on-update-of-ranges="'0.5secshortmove'.A1:'0.5secshortmove'.A838 '0.5secshortmove'.B1:'0.5secshortmove'.B8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1646in" svg:y="3.9083in">
            <draw:object draw:notify-on-update-of-ranges="'0.5secshortmove'.A1:'0.5secshortmove'.A838 '0.5secshortmove'.C1:'0.5secshortmove'.C8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82" calcext:value-type="float">
            <text:p>83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09:31:06.128457595</dc:date>
    <meta:editing-duration>PT45S</meta:editing-duration>
    <meta:editing-cycles>1</meta:editing-cycles>
    <meta:document-statistic meta:table-count="1" meta:cell-count="335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scatter" chart:style-name="ch1">
        <chart:legend chart:legend-position="end" svg:x="13.167cm" svg:y="4.204cm" style:legend-expansion="high" chart:style-name="ch2"/>
        <chart:plot-area chart:style-name="ch3" table:cell-range-address="'0.5secshortmove'.A1:'0.5secshortmove'.B838" svg:x="0.32cm" svg:y="0.18cm" svg:width="12.527cm" svg:height="8.646cm">
          <chart:coordinate-region svg:x="1.232cm" svg:y="0.379cm" svg:width="11.1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.5secshortmove'.B1:'0.5secshortmove'.B838" chart:class="chart:scatter">
            <chart:domain table:cell-range-address="'0.5secshortmove'.A1:'0.5secshortmove'.A838"/>
            <chart:data-point chart:repeated="8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5secshortmove'.A1:'0.5secshortmove'.A838</svg:desc>
                </draw:g>
              </table:table-cell>
              <table:table-cell office:value-type="float" office:value="-0">
                <text:p>-0</text:p>
                <draw:g>
                  <svg:desc>'0.5secshortmove'.B1:'0.5secshortmove'.B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">
                <text:p>1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">
                <text:p>1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">
                <text:p>1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">
                <text:p>2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">
                <text:p>2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">
                <text:p>2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5">
                <text:p>2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">
                <text:p>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">
                <text:p>3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">
                <text:p>3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">
                <text:p>3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">
                <text:p>4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2">
                <text:p>4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">
                <text:p>4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">
                <text:p>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">
                <text:p>4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2">
                <text:p>4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4">
                <text:p>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6">
                <text:p>5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">
                <text:p>5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">
                <text:p>5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2">
                <text:p>5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">
                <text:p>5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">
                <text:p>5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">
                <text:p>5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">
                <text:p>6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5">
                <text:p>6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8">
                <text:p>6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9">
                <text:p>6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2">
                <text:p>6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">
                <text:p>6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6">
                <text:p>6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">
                <text:p>6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0">
                <text:p>7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">
                <text:p>7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3">
                <text:p>7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5">
                <text:p>7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7">
                <text:p>7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8">
                <text:p>7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0">
                <text:p>7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">
                <text:p>8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3">
                <text:p>8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5">
                <text:p>8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7">
                <text:p>8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9">
                <text:p>8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">
                <text:p>8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3">
                <text:p>8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5">
                <text:p>8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6">
                <text:p>8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8">
                <text:p>9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1">
                <text:p>9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3">
                <text:p>9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5">
                <text:p>9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6">
                <text:p>9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8">
                <text:p>9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9">
                <text:p>9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0">
                <text:p>9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2">
                <text:p>1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3">
                <text:p>1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6">
                <text:p>10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7">
                <text:p>10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2">
                <text:p>10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4">
                <text:p>10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6">
                <text:p>10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8">
                <text:p>10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0">
                <text:p>11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2">
                <text:p>11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3">
                <text:p>11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5">
                <text:p>11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8">
                <text:p>11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9">
                <text:p>1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2">
                <text:p>11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3">
                <text:p>11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5">
                <text:p>12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7">
                <text:p>12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">
                <text:p>12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2">
                <text:p>12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3">
                <text:p>12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6">
                <text:p>1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8">
                <text:p>12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0">
                <text:p>12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1">
                <text:p>13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4">
                <text:p>13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5">
                <text:p>13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7">
                <text:p>13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0">
                <text:p>13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1">
                <text:p>13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3">
                <text:p>13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5">
                <text:p>13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7">
                <text:p>13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0">
                <text:p>14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1">
                <text:p>1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3">
                <text:p>14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5">
                <text:p>14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7">
                <text:p>14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9">
                <text:p>14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1">
                <text:p>1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3">
                <text:p>14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5">
                <text:p>15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7">
                <text:p>15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9">
                <text:p>15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1">
                <text:p>15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3">
                <text:p>15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5">
                <text:p>15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7">
                <text:p>1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0">
                <text:p>15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2">
                <text:p>16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4">
                <text:p>16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6">
                <text:p>16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8">
                <text:p>16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0">
                <text:p>16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2">
                <text:p>16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4">
                <text:p>16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6">
                <text:p>16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">
                <text:p>16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0">
                <text:p>17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1">
                <text:p>17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3">
                <text:p>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5">
                <text:p>17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8">
                <text:p>17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0">
                <text:p>17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1">
                <text:p>17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4">
                <text:p>17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5">
                <text:p>18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7">
                <text:p>18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0">
                <text:p>18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2">
                <text:p>18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4">
                <text:p>18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5">
                <text:p>18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8">
                <text:p>18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90">
                <text:p>18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2">
                <text:p>19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3">
                <text:p>19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5">
                <text:p>19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7">
                <text:p>19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9">
                <text:p>19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1">
                <text:p>19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2">
                <text:p>19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4">
                <text:p>19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5">
                <text:p>19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7">
                <text:p>2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9">
                <text:p>2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1">
                <text:p>20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3">
                <text:p>20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5">
                <text:p>20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7">
                <text:p>20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9">
                <text:p>2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1">
                <text:p>20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03">
                <text:p>2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4">
                <text:p>21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6">
                <text:p>2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8">
                <text:p>21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0">
                <text:p>21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2">
                <text:p>21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4">
                <text:p>21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6">
                <text:p>21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8">
                <text:p>21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10">
                <text:p>22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22">
                <text:p>22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4">
                <text:p>22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6">
                <text:p>22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8">
                <text:p>22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70">
                <text:p>22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82">
                <text:p>2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4">
                <text:p>22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6">
                <text:p>23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8">
                <text:p>23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0">
                <text:p>23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2">
                <text:p>23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4">
                <text:p>2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6">
                <text:p>23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8">
                <text:p>23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0">
                <text:p>23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2">
                <text:p>24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4">
                <text:p>2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6">
                <text:p>24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8">
                <text:p>24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50">
                <text:p>24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62">
                <text:p>2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4">
                <text:p>24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6">
                <text:p>24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8">
                <text:p>24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10">
                <text:p>25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2">
                <text:p>25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4">
                <text:p>25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6">
                <text:p>25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8">
                <text:p>25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0">
                <text:p>25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2">
                <text:p>25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4">
                <text:p>25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7">
                <text:p>26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9">
                <text:p>26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30">
                <text:p>26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2">
                <text:p>26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4">
                <text:p>2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6">
                <text:p>26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8">
                <text:p>26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0">
                <text:p>26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2">
                <text:p>27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4">
                <text:p>27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5">
                <text:p>2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7">
                <text:p>27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9">
                <text:p>27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61">
                <text:p>27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3">
                <text:p>27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5">
                <text:p>27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97">
                <text:p>27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9">
                <text:p>28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1">
                <text:p>28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3">
                <text:p>28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5">
                <text:p>28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57">
                <text:p>28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9">
                <text:p>28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81">
                <text:p>28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3">
                <text:p>2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5">
                <text:p>29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18">
                <text:p>29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30">
                <text:p>29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41">
                <text:p>29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3">
                <text:p>29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5">
                <text:p>29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7">
                <text:p>29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9">
                <text:p>29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1">
                <text:p>3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3">
                <text:p>3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5">
                <text:p>30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37">
                <text:p>30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9">
                <text:p>30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61">
                <text:p>30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3">
                <text:p>30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5">
                <text:p>30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97">
                <text:p>30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9">
                <text:p>31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1">
                <text:p>31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3">
                <text:p>31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5">
                <text:p>31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57">
                <text:p>31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9">
                <text:p>3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81">
                <text:p>31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93">
                <text:p>31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05">
                <text:p>32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17">
                <text:p>32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9">
                <text:p>32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41">
                <text:p>32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53">
                <text:p>32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5">
                <text:p>32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77">
                <text:p>32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9">
                <text:p>32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1">
                <text:p>33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3">
                <text:p>33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25">
                <text:p>33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7">
                <text:p>33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9">
                <text:p>33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1">
                <text:p>33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73">
                <text:p>33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85">
                <text:p>33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97">
                <text:p>33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9">
                <text:p>34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21">
                <text:p>3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3">
                <text:p>34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5">
                <text:p>34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57">
                <text:p>34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9">
                <text:p>34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81">
                <text:p>3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3">
                <text:p>34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05">
                <text:p>35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17">
                <text:p>35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9">
                <text:p>35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1">
                <text:p>35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53">
                <text:p>35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5">
                <text:p>35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7">
                <text:p>3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9">
                <text:p>35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1">
                <text:p>36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3">
                <text:p>36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25">
                <text:p>36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7">
                <text:p>3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9">
                <text:p>36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1">
                <text:p>36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73">
                <text:p>36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5">
                <text:p>3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7">
                <text:p>36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9">
                <text:p>37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1">
                <text:p>37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3">
                <text:p>3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45">
                <text:p>37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7">
                <text:p>37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9">
                <text:p>37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81">
                <text:p>37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93">
                <text:p>37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05">
                <text:p>38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7">
                <text:p>38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9">
                <text:p>3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41">
                <text:p>38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53">
                <text:p>38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5">
                <text:p>38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7">
                <text:p>38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9">
                <text:p>3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01">
                <text:p>39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13">
                <text:p>39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5">
                <text:p>39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37">
                <text:p>39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49">
                <text:p>39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62">
                <text:p>39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3">
                <text:p>39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5">
                <text:p>39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98">
                <text:p>39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10">
                <text:p>40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21">
                <text:p>4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33">
                <text:p>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45">
                <text:p>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56">
                <text:p>40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8">
                <text:p>40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9">
                <text:p>4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0">
                <text:p>40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1">
                <text:p>41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13">
                <text:p>41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4">
                <text:p>41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5">
                <text:p>41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6">
                <text:p>41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7">
                <text:p>41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8">
                <text:p>41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9">
                <text:p>41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0">
                <text:p>41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1">
                <text:p>42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3">
                <text:p>42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5">
                <text:p>42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6">
                <text:p>4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47">
                <text:p>42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58">
                <text:p>42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9">
                <text:p>42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1">
                <text:p>42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2">
                <text:p>42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04">
                <text:p>43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16">
                <text:p>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28">
                <text:p>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0">
                <text:p>4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64">
                <text:p>43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76">
                <text:p>43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88">
                <text:p>43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0">
                <text:p>44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12">
                <text:p>44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4">
                <text:p>4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36">
                <text:p>44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48">
                <text:p>44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0">
                <text:p>44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72">
                <text:p>44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4">
                <text:p>44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96">
                <text:p>44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08">
                <text:p>45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0">
                <text:p>45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32">
                <text:p>45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44">
                <text:p>45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56">
                <text:p>45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68">
                <text:p>45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0">
                <text:p>45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92">
                <text:p>45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4">
                <text:p>46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16">
                <text:p>46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28">
                <text:p>46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0">
                <text:p>46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2">
                <text:p>46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64">
                <text:p>46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76">
                <text:p>467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88">
                <text:p>468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0">
                <text:p>47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12">
                <text:p>47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24">
                <text:p>47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36">
                <text:p>47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48">
                <text:p>47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0">
                <text:p>47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72">
                <text:p>47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84">
                <text:p>478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96">
                <text:p>47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08">
                <text:p>48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20">
                <text:p>48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2">
                <text:p>48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44">
                <text:p>48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56">
                <text:p>48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67">
                <text:p>48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79">
                <text:p>48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91">
                <text:p>48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03">
                <text:p>49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5">
                <text:p>49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27">
                <text:p>49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39">
                <text:p>49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51">
                <text:p>49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3">
                <text:p>49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75">
                <text:p>49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7">
                <text:p>49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99">
                <text:p>4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11">
                <text:p>50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23">
                <text:p>50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35">
                <text:p>50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47">
                <text:p>50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59">
                <text:p>5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71">
                <text:p>50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83">
                <text:p>50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95">
                <text:p>50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07">
                <text:p>51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19">
                <text:p>51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31">
                <text:p>51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43">
                <text:p>5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55">
                <text:p>51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67">
                <text:p>51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79">
                <text:p>51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91">
                <text:p>51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03">
                <text:p>52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15">
                <text:p>52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27">
                <text:p>52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39">
                <text:p>52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51">
                <text:p>52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63">
                <text:p>52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75">
                <text:p>52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87">
                <text:p>52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9">
                <text:p>52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11">
                <text:p>53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23">
                <text:p>53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35">
                <text:p>53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47">
                <text:p>53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59">
                <text:p>53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71">
                <text:p>53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83">
                <text:p>53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95">
                <text:p>53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07">
                <text:p>54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19">
                <text:p>54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31">
                <text:p>54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43">
                <text:p>54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55">
                <text:p>54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67">
                <text:p>54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79">
                <text:p>54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91">
                <text:p>54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03">
                <text:p>55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15">
                <text:p>55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27">
                <text:p>55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39">
                <text:p>55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51">
                <text:p>55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63">
                <text:p>55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75">
                <text:p>55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87">
                <text:p>55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99">
                <text:p>55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11">
                <text:p>56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23">
                <text:p>56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35">
                <text:p>56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47">
                <text:p>5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59">
                <text:p>56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71">
                <text:p>5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83">
                <text:p>56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95">
                <text:p>56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07">
                <text:p>57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19">
                <text:p>5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31">
                <text:p>57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3">
                <text:p>57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55">
                <text:p>57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67">
                <text:p>57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79">
                <text:p>57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91">
                <text:p>57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3">
                <text:p>58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15">
                <text:p>58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27">
                <text:p>58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39">
                <text:p>58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51">
                <text:p>58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3">
                <text:p>58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75">
                <text:p>58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87">
                <text:p>58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99">
                <text:p>58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11">
                <text:p>59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3">
                <text:p>59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5">
                <text:p>59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47">
                <text:p>59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59">
                <text:p>59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71">
                <text:p>59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3">
                <text:p>59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5">
                <text:p>59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7">
                <text:p>60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19">
                <text:p>60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31">
                <text:p>60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3">
                <text:p>60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5">
                <text:p>60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67">
                <text:p>60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79">
                <text:p>60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91">
                <text:p>60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3">
                <text:p>6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5">
                <text:p>61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27">
                <text:p>61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9">
                <text:p>61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51">
                <text:p>61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3">
                <text:p>61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5">
                <text:p>61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87">
                <text:p>61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99">
                <text:p>61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11">
                <text:p>62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3">
                <text:p>62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5">
                <text:p>62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7">
                <text:p>62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59">
                <text:p>62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71">
                <text:p>62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3">
                <text:p>62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5">
                <text:p>62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07">
                <text:p>63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19">
                <text:p>63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31">
                <text:p>63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3">
                <text:p>63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5">
                <text:p>63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67">
                <text:p>63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79">
                <text:p>63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91">
                <text:p>63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3">
                <text:p>64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5">
                <text:p>64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27">
                <text:p>64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39">
                <text:p>64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51">
                <text:p>64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3">
                <text:p>64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5">
                <text:p>64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87">
                <text:p>64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99">
                <text:p>64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11">
                <text:p>65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3">
                <text:p>65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5">
                <text:p>65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47">
                <text:p>65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59">
                <text:p>6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71">
                <text:p>65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3">
                <text:p>6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5">
                <text:p>65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07">
                <text:p>66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19">
                <text:p>66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31">
                <text:p>66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3">
                <text:p>66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5">
                <text:p>66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67">
                <text:p>6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79">
                <text:p>66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91">
                <text:p>66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3">
                <text:p>67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5">
                <text:p>67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27">
                <text:p>6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39">
                <text:p>6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51">
                <text:p>67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3">
                <text:p>67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5">
                <text:p>67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87">
                <text:p>67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99">
                <text:p>67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11">
                <text:p>68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3">
                <text:p>68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5">
                <text:p>68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47">
                <text:p>68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59">
                <text:p>68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71">
                <text:p>68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3">
                <text:p>68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5">
                <text:p>68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07">
                <text:p>69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19">
                <text:p>69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31">
                <text:p>69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3">
                <text:p>69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5">
                <text:p>69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67">
                <text:p>69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79">
                <text:p>69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91">
                <text:p>69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3">
                <text:p>70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5">
                <text:p>70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27">
                <text:p>70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39">
                <text:p>70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51">
                <text:p>70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3">
                <text:p>70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5">
                <text:p>70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7">
                <text:p>70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99">
                <text:p>70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11">
                <text:p>71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3">
                <text:p>71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5">
                <text:p>71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47">
                <text:p>71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59">
                <text:p>71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71">
                <text:p>71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3">
                <text:p>71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5">
                <text:p>71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07">
                <text:p>72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19">
                <text:p>72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31">
                <text:p>7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3">
                <text:p>72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5">
                <text:p>72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67">
                <text:p>72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79">
                <text:p>72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91">
                <text:p>72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3">
                <text:p>73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5">
                <text:p>73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27">
                <text:p>73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39">
                <text:p>73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51">
                <text:p>73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3">
                <text:p>73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5">
                <text:p>73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87">
                <text:p>73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99">
                <text:p>73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11">
                <text:p>74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3">
                <text:p>74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5">
                <text:p>74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47">
                <text:p>74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59">
                <text:p>74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71">
                <text:p>74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3">
                <text:p>74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5">
                <text:p>74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07">
                <text:p>75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19">
                <text:p>75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31">
                <text:p>75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3">
                <text:p>75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5">
                <text:p>75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66">
                <text:p>75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78">
                <text:p>7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90">
                <text:p>75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2">
                <text:p>76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4">
                <text:p>76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26">
                <text:p>76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38">
                <text:p>76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0">
                <text:p>76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2">
                <text:p>76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4">
                <text:p>76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6">
                <text:p>76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8">
                <text:p>76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10">
                <text:p>77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2">
                <text:p>77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4">
                <text:p>77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46">
                <text:p>77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58">
                <text:p>77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70">
                <text:p>77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2">
                <text:p>77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4">
                <text:p>77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06">
                <text:p>78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18">
                <text:p>78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30">
                <text:p>78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2">
                <text:p>78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4">
                <text:p>78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66">
                <text:p>78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8">
                <text:p>78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90">
                <text:p>78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2">
                <text:p>79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4">
                <text:p>79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26">
                <text:p>79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38">
                <text:p>79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50">
                <text:p>79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2">
                <text:p>79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4">
                <text:p>79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86">
                <text:p>79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98">
                <text:p>79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10">
                <text:p>80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2">
                <text:p>80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4">
                <text:p>80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46">
                <text:p>80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58">
                <text:p>80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70">
                <text:p>80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2">
                <text:p>80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4">
                <text:p>80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06">
                <text:p>8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18">
                <text:p>81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30">
                <text:p>81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2">
                <text:p>81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4">
                <text:p>81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66">
                <text:p>81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78">
                <text:p>81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0">
                <text:p>81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2">
                <text:p>82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4">
                <text:p>82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26">
                <text:p>82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38">
                <text:p>82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0">
                <text:p>82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2">
                <text:p>82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4">
                <text:p>82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86">
                <text:p>82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98">
                <text:p>82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0">
                <text:p>83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2">
                <text:p>83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4">
                <text:p>83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46">
                <text:p>83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58">
                <text:p>83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0">
                <text:p>83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2">
                <text:p>8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4">
                <text:p>83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05">
                <text:p>84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17">
                <text:p>84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29">
                <text:p>84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1">
                <text:p>84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3">
                <text:p>84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4">
                <text:p>84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76">
                <text:p>84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88">
                <text:p>84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0">
                <text:p>85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2">
                <text:p>85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4">
                <text:p>85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6">
                <text:p>8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8">
                <text:p>85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0">
                <text:p>8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2">
                <text:p>85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4">
                <text:p>85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96">
                <text:p>85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08">
                <text:p>86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0">
                <text:p>86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2">
                <text:p>86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4">
                <text:p>86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56">
                <text:p>86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68">
                <text:p>86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0">
                <text:p>8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2">
                <text:p>8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4">
                <text:p>8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16">
                <text:p>87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28">
                <text:p>87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0">
                <text:p>87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2">
                <text:p>87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4">
                <text:p>87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6">
                <text:p>87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88">
                <text:p>87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0">
                <text:p>8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2">
                <text:p>88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4">
                <text:p>88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6">
                <text:p>88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48">
                <text:p>88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0">
                <text:p>88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2">
                <text:p>88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4">
                <text:p>88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6">
                <text:p>88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08">
                <text:p>89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0">
                <text:p>89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2">
                <text:p>89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4">
                <text:p>89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6">
                <text:p>89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68">
                <text:p>89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0">
                <text:p>89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2">
                <text:p>89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4">
                <text:p>90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6">
                <text:p>90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28">
                <text:p>90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0">
                <text:p>90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2">
                <text:p>90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4">
                <text:p>90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6">
                <text:p>90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88">
                <text:p>90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0">
                <text:p>9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2">
                <text:p>9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4">
                <text:p>91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6">
                <text:p>91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48">
                <text:p>91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0">
                <text:p>9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2">
                <text:p>91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4">
                <text:p>91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6">
                <text:p>91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08">
                <text:p>92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0">
                <text:p>92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2">
                <text:p>92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4">
                <text:p>92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6">
                <text:p>92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68">
                <text:p>92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0">
                <text:p>92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2">
                <text:p>92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4">
                <text:p>93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6">
                <text:p>93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28">
                <text:p>93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0">
                <text:p>93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2">
                <text:p>93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4">
                <text:p>93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6">
                <text:p>93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88">
                <text:p>93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0">
                <text:p>9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2">
                <text:p>94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4">
                <text:p>94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6">
                <text:p>94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8">
                <text:p>94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0">
                <text:p>94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2">
                <text:p>94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4">
                <text:p>94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6">
                <text:p>94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8">
                <text:p>95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0">
                <text:p>95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2">
                <text:p>95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4">
                <text:p>95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6">
                <text:p>95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8">
                <text:p>95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0">
                <text:p>95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2">
                <text:p>95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4">
                <text:p>96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6">
                <text:p>96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8">
                <text:p>96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0">
                <text:p>96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2">
                <text:p>96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4">
                <text:p>96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6">
                <text:p>96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8">
                <text:p>96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0">
                <text:p>9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2">
                <text:p>97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4">
                <text:p>9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6">
                <text:p>97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8">
                <text:p>97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0">
                <text:p>97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2">
                <text:p>97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4">
                <text:p>97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6">
                <text:p>97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8">
                <text:p>98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0">
                <text:p>98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2">
                <text:p>98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4">
                <text:p>98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6">
                <text:p>98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8">
                <text:p>98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0">
                <text:p>98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2">
                <text:p>98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4">
                <text:p>99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6">
                <text:p>99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8">
                <text:p>99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0">
                <text:p>99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2">
                <text:p>99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4">
                <text:p>99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6">
                <text:p>99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8">
                <text:p>99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0.5secshortmove'.A1:'0.5secshortmove'.A838 '0.5secshortmove'.C1:'0.5secshortmove'.C838" svg:x="0.32cm" svg:y="0.18cm" svg:width="12.508cm" svg:height="8.64cm">
          <chart:coordinate-region svg:x="1.232cm" svg:y="0.38cm" svg:width="11.13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.5secshortmove'.C1:'0.5secshortmove'.C838" chart:class="chart:scatter">
            <chart:domain table:cell-range-address="'0.5secshortmove'.A1:'0.5secshortmove'.A838"/>
            <chart:data-point chart:repeated="8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5secshortmove'.A1:'0.5secshortmove'.A838</svg:desc>
                </draw:g>
              </table:table-cell>
              <table:table-cell office:value-type="float" office:value="0">
                <text:p>0</text:p>
                <draw:g>
                  <svg:desc>'0.5secshortmove'.C1:'0.5secshortmove'.C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2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3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5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2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3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6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8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4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5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7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1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7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1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1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3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7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9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1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4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6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8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2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6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8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4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5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0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4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3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9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1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1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3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5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7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9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1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03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4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6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8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2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4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6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8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10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22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4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6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8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82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4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6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6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8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62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4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8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4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6">
                <text:p>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8">
                <text:p>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2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4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7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9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30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2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4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6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8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0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2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4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7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9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61">
                <text:p>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3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5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97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9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21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3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5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57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9">
                <text:p>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81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3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5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18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30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41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3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5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7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9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1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3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5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37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9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61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3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5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97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9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1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3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5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57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9">
                <text:p>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81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93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05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17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9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41">
                <text:p>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53">
                <text:p>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65">
                <text:p>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77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9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1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3">
                <text:p>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25">
                <text:p>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7">
                <text:p>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9">
                <text:p>3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1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73">
                <text:p>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85">
                <text:p>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97">
                <text:p>3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9">
                <text:p>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21">
                <text:p>3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3">
                <text:p>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5">
                <text:p>3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57">
                <text:p>3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9">
                <text:p>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81">
                <text:p>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3">
                <text:p>3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05">
                <text:p>3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17">
                <text:p>3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9">
                <text:p>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1">
                <text:p>3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53">
                <text:p>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5">
                <text:p>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7">
                <text:p>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9">
                <text:p>3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1">
                <text:p>3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3">
                <text:p>3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25">
                <text:p>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7">
                <text:p>3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9">
                <text:p>3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1">
                <text:p>3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73">
                <text:p>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5">
                <text:p>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7">
                <text:p>3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9">
                <text:p>3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1">
                <text:p>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45">
                <text:p>3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7">
                <text:p>3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9">
                <text:p>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81">
                <text:p>3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93">
                <text:p>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05">
                <text:p>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7">
                <text:p>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41">
                <text:p>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53">
                <text:p>3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5">
                <text:p>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7">
                <text:p>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9">
                <text:p>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01">
                <text:p>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13">
                <text:p>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5">
                <text:p>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37">
                <text:p>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49">
                <text:p>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62">
                <text:p>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3">
                <text:p>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5">
                <text:p>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98">
                <text:p>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10">
                <text:p>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21">
                <text:p>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33">
                <text:p>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45">
                <text:p>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56">
                <text:p>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8">
                <text:p>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9">
                <text:p>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0">
                <text:p>4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1">
                <text:p>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13">
                <text:p>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4">
                <text:p>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5">
                <text:p>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6">
                <text:p>4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7">
                <text:p>4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8">
                <text:p>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9">
                <text:p>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1">
                <text:p>4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3">
                <text:p>4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5">
                <text:p>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6">
                <text:p>4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47">
                <text:p>4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58">
                <text:p>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9">
                <text:p>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1">
                <text:p>4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2">
                <text:p>4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04">
                <text:p>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16">
                <text:p>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28">
                <text:p>43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0">
                <text:p>4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2">
                <text:p>43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64">
                <text:p>436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76">
                <text:p>43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88">
                <text:p>438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0">
                <text:p>4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12">
                <text:p>44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4">
                <text:p>44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36">
                <text:p>44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48">
                <text:p>444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0">
                <text:p>44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72">
                <text:p>44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4">
                <text:p>44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96">
                <text:p>449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08">
                <text:p>45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0">
                <text:p>4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32">
                <text:p>45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44">
                <text:p>45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56">
                <text:p>45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68">
                <text:p>456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0">
                <text:p>4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92">
                <text:p>459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4">
                <text:p>460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16">
                <text:p>46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28">
                <text:p>46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0">
                <text:p>4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2">
                <text:p>465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64">
                <text:p>466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76">
                <text:p>46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88">
                <text:p>468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0">
                <text:p>47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12">
                <text:p>47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24">
                <text:p>47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36">
                <text:p>47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48">
                <text:p>47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0">
                <text:p>4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72">
                <text:p>47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84">
                <text:p>47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96">
                <text:p>479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08">
                <text:p>480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20">
                <text:p>48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2">
                <text:p>48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44">
                <text:p>48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56">
                <text:p>48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67">
                <text:p>48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79">
                <text:p>48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91">
                <text:p>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03">
                <text:p>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27">
                <text:p>4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39">
                <text:p>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51">
                <text:p>4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3">
                <text:p>4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75">
                <text:p>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7">
                <text:p>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99">
                <text:p>4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11">
                <text:p>5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23">
                <text:p>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35">
                <text:p>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47">
                <text:p>5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59">
                <text:p>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71">
                <text:p>5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83">
                <text:p>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95">
                <text:p>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07">
                <text:p>5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19">
                <text:p>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31">
                <text:p>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43">
                <text:p>5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55">
                <text:p>5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67">
                <text:p>5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79">
                <text:p>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91">
                <text:p>5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03">
                <text:p>5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15">
                <text:p>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27">
                <text:p>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39">
                <text:p>5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51">
                <text:p>5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63">
                <text:p>5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75">
                <text:p>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87">
                <text:p>5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9">
                <text:p>5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11">
                <text:p>5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23">
                <text:p>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35">
                <text:p>5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47">
                <text:p>5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59">
                <text:p>5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71">
                <text:p>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83">
                <text:p>5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95">
                <text:p>5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07">
                <text:p>5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19">
                <text:p>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31">
                <text:p>5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43">
                <text:p>5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55">
                <text:p>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67">
                <text:p>5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79">
                <text:p>5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91">
                <text:p>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03">
                <text:p>5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15">
                <text:p>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27">
                <text:p>5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39">
                <text:p>5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51">
                <text:p>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63">
                <text:p>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75">
                <text:p>5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87">
                <text:p>5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99">
                <text:p>5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11">
                <text:p>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23">
                <text:p>5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35">
                <text:p>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47">
                <text:p>5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59">
                <text:p>5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71">
                <text:p>5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83">
                <text:p>5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95">
                <text:p>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07">
                <text:p>5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19">
                <text:p>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31">
                <text:p>5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3">
                <text:p>5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55">
                <text:p>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67">
                <text:p>5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79">
                <text:p>5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91">
                <text:p>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3">
                <text:p>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15">
                <text:p>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27">
                <text:p>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39">
                <text:p>5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51">
                <text:p>5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3">
                <text:p>5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75">
                <text:p>5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87">
                <text:p>5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99">
                <text:p>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11">
                <text:p>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3">
                <text:p>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5">
                <text:p>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47">
                <text:p>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59">
                <text:p>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71">
                <text:p>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3">
                <text:p>5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5">
                <text:p>5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7">
                <text:p>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19">
                <text:p>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31">
                <text:p>6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3">
                <text:p>6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5">
                <text:p>6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67">
                <text:p>6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79">
                <text:p>6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91">
                <text:p>6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3">
                <text:p>6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5">
                <text:p>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27">
                <text:p>6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9">
                <text:p>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51">
                <text:p>6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3">
                <text:p>6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5">
                <text:p>6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87">
                <text:p>6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99">
                <text:p>6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11">
                <text:p>6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3">
                <text:p>6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5">
                <text:p>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7">
                <text:p>6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59">
                <text:p>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71">
                <text:p>6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3">
                <text:p>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5">
                <text:p>6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07">
                <text:p>6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19">
                <text:p>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31">
                <text:p>6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3">
                <text:p>6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5">
                <text:p>6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67">
                <text:p>6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79">
                <text:p>6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91">
                <text:p>6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3">
                <text:p>6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5">
                <text:p>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27">
                <text:p>6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39">
                <text:p>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51">
                <text:p>6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3">
                <text:p>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5">
                <text:p>6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87">
                <text:p>6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99">
                <text:p>6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11">
                <text:p>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3">
                <text:p>6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5">
                <text:p>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47">
                <text:p>6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59">
                <text:p>6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71">
                <text:p>6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3">
                <text:p>6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5">
                <text:p>6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07">
                <text:p>6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19">
                <text:p>6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31">
                <text:p>6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3">
                <text:p>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5">
                <text:p>6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67">
                <text:p>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79">
                <text:p>6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91">
                <text:p>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3">
                <text:p>6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5">
                <text:p>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27">
                <text:p>6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39">
                <text:p>6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51">
                <text:p>6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3">
                <text:p>6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87">
                <text:p>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99">
                <text:p>6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11">
                <text:p>6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3">
                <text:p>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5">
                <text:p>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47">
                <text:p>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59">
                <text:p>6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71">
                <text:p>6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3">
                <text:p>6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5">
                <text:p>6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07">
                <text:p>6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19">
                <text:p>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31">
                <text:p>6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3">
                <text:p>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5">
                <text:p>6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67">
                <text:p>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79">
                <text:p>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91">
                <text:p>6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3">
                <text:p>7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5">
                <text:p>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27">
                <text:p>7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39">
                <text:p>7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51">
                <text:p>7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3">
                <text:p>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5">
                <text:p>7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7">
                <text:p>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99">
                <text:p>7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11">
                <text:p>7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3">
                <text:p>7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5">
                <text:p>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47">
                <text:p>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59">
                <text:p>7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71">
                <text:p>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3">
                <text:p>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5">
                <text:p>7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07">
                <text:p>7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19">
                <text:p>7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31">
                <text:p>7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3">
                <text:p>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5">
                <text:p>7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67">
                <text:p>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79">
                <text:p>7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91">
                <text:p>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3">
                <text:p>7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5">
                <text:p>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27">
                <text:p>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39">
                <text:p>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51">
                <text:p>7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3">
                <text:p>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5">
                <text:p>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87">
                <text:p>7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99">
                <text:p>7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11">
                <text:p>7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3">
                <text:p>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5">
                <text:p>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47">
                <text:p>7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59">
                <text:p>7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71">
                <text:p>7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3">
                <text:p>7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5">
                <text:p>7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07">
                <text:p>7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19">
                <text:p>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31">
                <text:p>7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3">
                <text:p>7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5">
                <text:p>7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66">
                <text:p>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78">
                <text:p>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90">
                <text:p>7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2">
                <text:p>7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4">
                <text:p>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26">
                <text:p>7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38">
                <text:p>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0">
                <text:p>7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2">
                <text:p>7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4">
                <text:p>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6">
                <text:p>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8">
                <text:p>7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10">
                <text:p>7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2">
                <text:p>7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4">
                <text:p>7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46">
                <text:p>7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58">
                <text:p>7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70">
                <text:p>7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2">
                <text:p>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4">
                <text:p>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06">
                <text:p>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18">
                <text:p>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30">
                <text:p>7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2">
                <text:p>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4">
                <text:p>7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8">
                <text:p>7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90">
                <text:p>7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2">
                <text:p>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4">
                <text:p>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26">
                <text:p>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38">
                <text:p>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50">
                <text:p>7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2">
                <text:p>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4">
                <text:p>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86">
                <text:p>7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98">
                <text:p>7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10">
                <text:p>8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2">
                <text:p>8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4">
                <text:p>8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46">
                <text:p>8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58">
                <text:p>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70">
                <text:p>8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2">
                <text:p>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4">
                <text:p>8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06">
                <text:p>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18">
                <text:p>8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30">
                <text:p>8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2">
                <text:p>8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4">
                <text:p>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66">
                <text:p>8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78">
                <text:p>8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0">
                <text:p>8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2">
                <text:p>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4">
                <text:p>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26">
                <text:p>8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38">
                <text:p>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0">
                <text:p>8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2">
                <text:p>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4">
                <text:p>8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86">
                <text:p>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98">
                <text:p>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0">
                <text:p>8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2">
                <text:p>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4">
                <text:p>8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46">
                <text:p>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58">
                <text:p>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0">
                <text:p>8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2">
                <text:p>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4">
                <text:p>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05">
                <text:p>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17">
                <text:p>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29">
                <text:p>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1">
                <text:p>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3">
                <text:p>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4">
                <text:p>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76">
                <text:p>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88">
                <text:p>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2">
                <text:p>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4">
                <text:p>8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6">
                <text:p>8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8">
                <text:p>8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0">
                <text:p>8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2">
                <text:p>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4">
                <text:p>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96">
                <text:p>8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08">
                <text:p>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0">
                <text:p>8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2">
                <text:p>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4">
                <text:p>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56">
                <text:p>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68">
                <text:p>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0">
                <text:p>8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2">
                <text:p>8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4">
                <text:p>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16">
                <text:p>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28">
                <text:p>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0">
                <text:p>8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2">
                <text:p>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4">
                <text:p>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6">
                <text:p>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88">
                <text:p>8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0">
                <text:p>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2">
                <text:p>8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4">
                <text:p>8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6">
                <text:p>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48">
                <text:p>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0">
                <text:p>8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2">
                <text:p>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4">
                <text:p>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6">
                <text:p>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08">
                <text:p>8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0">
                <text:p>8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2">
                <text:p>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4">
                <text:p>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6">
                <text:p>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68">
                <text:p>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0">
                <text:p>8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2">
                <text:p>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4">
                <text:p>9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6">
                <text:p>9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28">
                <text:p>9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0">
                <text:p>9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2">
                <text:p>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4">
                <text:p>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6">
                <text:p>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88">
                <text:p>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0">
                <text:p>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2">
                <text:p>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4">
                <text:p>9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6">
                <text:p>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48">
                <text:p>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0">
                <text:p>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2">
                <text:p>9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4">
                <text:p>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6">
                <text:p>9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08">
                <text:p>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0">
                <text:p>9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2">
                <text:p>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4">
                <text:p>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6">
                <text:p>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68">
                <text:p>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0">
                <text:p>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2">
                <text:p>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4">
                <text:p>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6">
                <text:p>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28">
                <text:p>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0">
                <text:p>9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2">
                <text:p>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4">
                <text:p>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6">
                <text:p>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88">
                <text:p>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0">
                <text:p>9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2">
                <text:p>9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4">
                <text:p>9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6">
                <text:p>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8">
                <text:p>9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0">
                <text:p>9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2">
                <text:p>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4">
                <text:p>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6">
                <text:p>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8">
                <text:p>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0">
                <text:p>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2">
                <text:p>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4">
                <text:p>9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6">
                <text:p>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8">
                <text:p>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0">
                <text:p>9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2">
                <text:p>9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4">
                <text:p>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6">
                <text:p>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8">
                <text:p>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0">
                <text:p>9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2">
                <text:p>9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4">
                <text:p>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6">
                <text:p>9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8">
                <text:p>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0">
                <text:p>9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2">
                <text:p>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4">
                <text:p>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6">
                <text:p>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8">
                <text:p>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0">
                <text:p>9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2">
                <text:p>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4">
                <text:p>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6">
                <text:p>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8">
                <text:p>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0">
                <text:p>9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2">
                <text:p>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4">
                <text:p>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6">
                <text:p>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8">
                <text:p>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0">
                <text:p>9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2">
                <text:p>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4">
                <text:p>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6">
                <text:p>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8">
                <text:p>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0">
                <text:p>9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2">
                <text:p>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4">
                <text:p>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6">
                <text:p>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8">
                <text:p>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